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1" fo:font-size="11pt" style:font-name-asian="³Ð'68ðÿ¿ˆÛ`'1" style:font-size-asian="11pt" style:font-name-complex="³Ð'68ðÿ¿ˆÛ`'1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use-window-font-color="true" style:font-name="Helvetica1" fo:font-size="11pt" style:font-name-asian="³Ð'68ðÿ¿ˆÛ`'1" style:font-size-asian="11pt" style:font-name-complex="³Ð'68ðÿ¿ˆÛ`'1" style:font-size-complex="11pt"/>
    </style:style>
    <style:style style:name="P3" style:family="paragraph" style:parent-style-name="Standard">
      <style:paragraph-properties fo:line-height="0.559cm" fo:text-align="start" style:justify-single-word="false" style:text-autospace="none"/>
      <style:text-properties style:font-name="Helvetica1" fo:font-size="11pt" style:font-name-asian="³Ð'68ðÿ¿ˆÛ`'1" style:font-size-asian="11pt" style:font-name-complex="³Ð'68ðÿ¿ˆÛ`'1" style:font-size-complex="11pt"/>
    </style:style>
    <style:style style:name="T1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 Wanda</text:p>
      <text:p text:style-name="P1"/>
      <text:p text:style-name="P1">Brutkasten</text:p>
      <text:p text:style-name="P1">mit <text:span text:style-name="T1">Pauline Jacob, Flavio Kiener, Hannah Walther</text:span></text:p>
      <text:p text:style-name="P2">Musiker: Umut-Ferhat Abaci, Adrian Hanak, Chris Lüers, Jan-Phillip Mayer, Elise Schobess</text:p>
      <text:p text:style-name="P1">Regie Anja Kerschkewicz</text:p>
      <text:p text:style-name="P1">Bühne Alper Kazokoglu</text:p>
      <text:p text:style-name="P1">Kostüme Claudia Bartel</text:p>
      <text:p text:style-name="P1">Dramaturgie Sophia Barthelm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18:43</dc:date>
    <meta:editing-duration>PT6M27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8" meta:word-count="33" meta:character-count="254"/>
  </office:meta>
</office:document-meta>
</file>